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F000004105B57FC8338E52B99.png" manifest:media-type="image/png"/>
  <manifest:file-entry manifest:full-path="Pictures/10000001000004AF000001964F749BD58F4E5052.png" manifest:media-type="image/png"/>
  <manifest:file-entry manifest:full-path="Pictures/10000001000004AF00000410545C6E3444E4B2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3.17cm, 0cm, -0.0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8.58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-1.187cm" svg:y="-2cm" svg:width="20.188cm" svg:height="12.047cm" draw:z-index="0"><draw:image xlink:href="Pictures/10000001000004AF00000410545C6E3444E4B21A.png" xlink:type="simple" xlink:show="embed" xlink:actuate="onLoad" draw:mime-type="image/png"/></draw:frame></text:p>
      <text:p text:style-name="Standard"/>
      <text:p text:style-name="Standard"><draw:frame draw:style-name="fr1" draw:name="Image4" text:anchor-type="char" svg:x="-1.166cm" svg:y="0cm" svg:width="20.167cm" svg:height="2.764cm" draw:z-index="3"><draw:image xlink:href="Pictures/10000001000004AF00000410545C6E3444E4B21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-1.252cm" svg:y="0.051cm" svg:width="19.008cm" svg:height="16.487cm" draw:z-index="1"><draw:image xlink:href="Pictures/10000001000004AF000004105B57FC8338E52B99.png" xlink:type="simple" xlink:show="embed" xlink:actuate="onLoad" draw:mime-type="image/png"/></draw:frame><text:soft-page-break/></text:p>
      <text:p text:style-name="Standard"/>
      <text:p text:style-name="Standard"><draw:frame draw:style-name="fr2" draw:name="Image3" text:anchor-type="char" svg:x="-1.252cm" svg:y="0.254cm" svg:width="18.856cm" svg:height="6.384cm" draw:z-index="2"><draw:image xlink:href="Pictures/10000001000004AF000001964F749BD58F4E5052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5:12:53.872367662</meta:creation-date>
    <dc:date>2023-11-08T15:36:40.603489606</dc:date>
    <meta:editing-duration>PT13M27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0" meta:word-count="0" meta:character-count="0" meta:non-whitespace-character-count="0"/>
  </office:meta>
</office:document-meta>
</file>